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01000000212CCE9C4F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118cm" svg:height="2.631cm" svg:x="10.482cm" svg:y="12.8cm">
          <draw:image xlink:href="Pictures/1000000000000001000000212CCE9C4F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1-09T19:54:20.244035073</dc:date>
    <meta:generator>LibreOffice/4.2.4.2$Linux_x86 LibreOffice_project/420m0$Build-2</meta:generator>
    <meta:document-statistic meta:object-count="1"/>
  </office:meta>
</office:document-meta>
</file>